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a5c73" officeooo:paragraph-rsid="001a5c73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lda : a link in between world</text:p>
      <text:p text:style-name="P1"/>
      <text:p text:style-name="P1">Plus de scène d’action que de puzzle</text:p>
      <text:p text:style-name="P1"/>
      <text:p text:style-name="P1">Arme :</text:p>
      <text:p text:style-name="P1">épée : trouvé dans un bâtiment</text:p>
      <text:p text:style-name="P1">arc : trouvé dans un donjon</text:p>
      <text:p text:style-name="P1"/>
      <text:p text:style-name="P1">colectible :</text:p>
      <text:p text:style-name="P1">cœur : après avoir vaincu un ennemi</text:p>
      <text:p text:style-name="P1">conteneur de cœur : après avoir vaincu le boss du donjon</text:p>
      <text:p text:style-name="P1">rubis : après avoir vaincu un ennemi</text:p>
      <text:p text:style-name="P1">clé : à trouvé dans le donjon ou sur la map</text:p>
      <text:p text:style-name="P1">clé spécial : permet d’ouvrir la porte d’un bâtiment </text:p>
      <text:p text:style-name="P1"/>
      <text:p text:style-name="P1">Donjon :</text:p>
      <text:p text:style-name="P1">action à réalisé avec l’arc pour avancer + pour vaincre le boss</text:p>
      <text:p text:style-name="P1">Ennemi avec des arcs</text:p>
      <text:p text:style-name="P1">Ennemi avec boucliers</text:p>
      <text:p text:style-name="P1">Ennemi sans atout</text:p>
      <text:p text:style-name="P1">groupe mixte des ces ennem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08:57:21.989000000</meta:creation-date>
    <dc:date>2023-03-13T10:13:51.812000000</dc:date>
    <meta:editing-duration>PT1H16M30S</meta:editing-duration>
    <meta:editing-cycles>1</meta:editing-cycles>
    <meta:document-statistic meta:table-count="0" meta:image-count="0" meta:object-count="0" meta:page-count="1" meta:paragraph-count="17" meta:word-count="104" meta:character-count="522" meta:non-whitespace-character-count="434"/>
    <meta:generator>LibreOffice/7.4.0.3$Windows_X86_64 LibreOffice_project/f85e47c08ddd19c015c0114a68350214f7066f5a</meta:generator>
  </office:meta>
</office:document-meta>
</file>